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both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5:59:52.028271185</meta:creation-date>
    <dc:date>2021-10-14T16:00:25.103347683</dc:date>
    <meta:editing-duration>PT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3.0.0.alpha0$Linux_X86_64 LibreOffice_project/241619128c5620dbde4004c83a8d64d2a593a37a</meta:generator>
  </office:meta>
</office:document-meta>
</file>